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DejaVu Sans" fo:font-size="16pt" officeooo:rsid="001bc9e7" officeooo:paragraph-rsid="001bc9e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officeooo:rsid="001bc9e7" officeooo:paragraph-rsid="001bc9e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6pt" fo:font-weight="bold" officeooo:rsid="001bc9e7" officeooo:paragraph-rsid="001bc9e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6pt" fo:font-weight="normal" officeooo:rsid="001bc9e7" officeooo:paragraph-rsid="001bc9e7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" fo:font-size="16pt" fo:font-weight="normal" officeooo:rsid="001bc9e7" officeooo:paragraph-rsid="001bc9e7" style:font-size-asian="14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" fo:font-size="16pt" fo:font-weight="normal" officeooo:rsid="001da0f4" officeooo:paragraph-rsid="001da0f4" style:font-size-asian="14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encio Granados Dante Jusepee</text:p>
      <text:p text:style-name="P2"/>
      <text:p text:style-name="P3">Calculadora</text:p>
      <text:p text:style-name="P3"/>
      <text:list xml:id="list3494524814" text:style-name="L1">
        <text:list-item>
          <text:p text:style-name="P5">¿Cuál es el orden de complejidad del algoritmo para evaluar una expresión en notación prefija? Justifica.</text:p>
          <text:list>
            <text:list-item>
              <text:list>
                <text:list-item>
                  <text:p text:style-name="P5">O(n) ya que dependiendo de la longitud de la expresión se usa mas o menos tiempo en su conversión</text:p>
                </text:list-item>
              </text:list>
            </text:list-item>
          </text:list>
        </text:list-item>
      </text:list>
      <text:p text:style-name="P4"/>
      <text:list xml:id="list195512349464546" text:continue-numbering="true" text:style-name="L1">
        <text:list-item>
          <text:p text:style-name="P5">¿Cuál es el orden de complejidad del algoritmo para pasar de notación infija a postfija? Justifica.</text:p>
          <text:list>
            <text:list-item>
              <text:list>
                <text:list-item>
                  <text:p text:style-name="P6">O(constante) ya que aunque el peor caso sea cuando hay tres operadores juntos, no pasa de eso así que se puede seguir considerando constant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9:07:34.164954360</meta:creation-date>
    <dc:date>2019-03-05T19:55:12.016221953</dc:date>
    <meta:editing-duration>PT27M27S</meta:editing-duration>
    <meta:editing-cycles>1</meta:editing-cycles>
    <meta:document-statistic meta:table-count="0" meta:image-count="0" meta:object-count="0" meta:page-count="1" meta:paragraph-count="6" meta:word-count="84" meta:character-count="491" meta:non-whitespace-character-count="417"/>
    <meta:generator>LibreOffice/6.0.7.3.0$Linux_X86_64 LibreOffice_project/00$Build-3</meta:generator>
  </office:meta>
</office:document-meta>
</file>